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o0" style:family="table-column">
      <style:table-column-properties fo:break-before="auto" style:column-width="251px"/>
    </style:style>
    <style:style style:name="co1" style:family="table-column">
      <style:table-column-properties fo:break-before="auto" style:column-width="239px"/>
    </style:style>
    <style:style style:name="co2" style:family="table-column">
      <style:table-column-properties fo:break-before="auto" style:column-width="47px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0"/>
        <table:table-column table:style-name="co1"/>
        <table:table-column table:style-name="co2"/>
        <table:table-row>
          <table:table-cell office:value-type="string">
            <text:p>'Absence by school level - full academic years' for State-funded secondary in Allerton Grange School, Allerton High School, Benton Park School, Boston Spa Academy, Brigshaw High School and Language College and 15 other locations for 2014/15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table:number-columns-spanned="2" table:number-rows-spanned="1" office:value-type="string">
            <text:p/>
          </table:table-cell>
          <table:covered-table-cell/>
          <table:table-cell office:value-type="string">
            <text:p>2014/15</text:p>
          </table:table-cell>
        </table:table-row>
        <table:table-row>
          <table:table-cell table:number-columns-spanned="1" table:number-rows-spanned="6" office:value-type="string">
            <text:p>Allerton Grange School</text:p>
          </table:table-cell>
          <table:table-cell office:value-type="string">
            <text:p>Authorised absence rate</text:p>
          </table:table-cell>
          <table:table-cell office:value-type="string">
            <text:p>3.4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4,472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6,026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11,554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6.1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7%</text:p>
          </table:table-cell>
        </table:table-row>
        <table:table-row>
          <table:table-cell table:number-columns-spanned="1" table:number-rows-spanned="6" office:value-type="string">
            <text:p>Allerton High School</text:p>
          </table:table-cell>
          <table:table-cell office:value-type="string">
            <text:p>Authorised absence rate</text:p>
          </table:table-cell>
          <table:table-cell office:value-type="string">
            <text:p>3.4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993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4,776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2,783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4.2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0.8%</text:p>
          </table:table-cell>
        </table:table-row>
        <table:table-row>
          <table:table-cell table:number-columns-spanned="1" table:number-rows-spanned="6" office:value-type="string">
            <text:p>Benton Park School</text:p>
          </table:table-cell>
          <table:table-cell office:value-type="string">
            <text:p>Authorised absence rate</text:p>
          </table:table-cell>
          <table:table-cell office:value-type="string">
            <text:p>3.6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4,72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0,538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5,817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1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4%</text:p>
          </table:table-cell>
        </table:table-row>
        <table:table-row>
          <table:table-cell table:number-columns-spanned="1" table:number-rows-spanned="6" office:value-type="string">
            <text:p>Boston Spa Academy</text:p>
          </table:table-cell>
          <table:table-cell office:value-type="string">
            <text:p>Authorised absence rate</text:p>
          </table:table-cell>
          <table:table-cell office:value-type="string">
            <text:p>3.8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0,750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8,502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7,752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6.6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8%</text:p>
          </table:table-cell>
        </table:table-row>
        <table:table-row>
          <table:table-cell table:number-columns-spanned="1" table:number-rows-spanned="6" office:value-type="string">
            <text:p>Brigshaw High School and Language College</text:p>
          </table:table-cell>
          <table:table-cell office:value-type="string">
            <text:p>Authorised absence rate</text:p>
          </table:table-cell>
          <table:table-cell office:value-type="string">
            <text:p>3.4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3,098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2,898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9,800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9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5%</text:p>
          </table:table-cell>
        </table:table-row>
        <table:table-row>
          <table:table-cell table:number-columns-spanned="1" table:number-rows-spanned="6" office:value-type="string">
            <text:p>Bruntcliffe School</text:p>
          </table:table-cell>
          <table:table-cell office:value-type="string">
            <text:p>Authorised absence rate</text:p>
          </table:table-cell>
          <table:table-cell office:value-type="string">
            <text:p>3.0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7,32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4,559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7,238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9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9%</text:p>
          </table:table-cell>
        </table:table-row>
        <table:table-row>
          <table:table-cell table:number-columns-spanned="1" table:number-rows-spanned="6" office:value-type="string">
            <text:p>Cardinal Heenan Catholic High School</text:p>
          </table:table-cell>
          <table:table-cell office:value-type="string">
            <text:p>Authorised absence rate</text:p>
          </table:table-cell>
          <table:table-cell office:value-type="string">
            <text:p>3.5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604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6,236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4,632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4.8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4%</text:p>
          </table:table-cell>
        </table:table-row>
        <table:table-row>
          <table:table-cell table:number-columns-spanned="1" table:number-rows-spanned="6" office:value-type="string">
            <text:p>Carr Manor Community School</text:p>
          </table:table-cell>
          <table:table-cell office:value-type="string">
            <text:p>Authorised absence rate</text:p>
          </table:table-cell>
          <table:table-cell office:value-type="string">
            <text:p>3.3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010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9,804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8,794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9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6%</text:p>
          </table:table-cell>
        </table:table-row>
        <table:table-row>
          <table:table-cell table:number-columns-spanned="1" table:number-rows-spanned="6" office:value-type="string">
            <text:p>Cockburn School</text:p>
          </table:table-cell>
          <table:table-cell office:value-type="string">
            <text:p>Authorised absence rate</text:p>
          </table:table-cell>
          <table:table-cell office:value-type="string">
            <text:p>2.8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582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1,399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9,817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1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3%</text:p>
          </table:table-cell>
        </table:table-row>
        <table:table-row>
          <table:table-cell table:number-columns-spanned="1" table:number-rows-spanned="6" office:value-type="string">
            <text:p>Corpus Christi Catholic College</text:p>
          </table:table-cell>
          <table:table-cell office:value-type="string">
            <text:p>Authorised absence rate</text:p>
          </table:table-cell>
          <table:table-cell office:value-type="string">
            <text:p>4.3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4,822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1,323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6,501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6.1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9%</text:p>
          </table:table-cell>
        </table:table-row>
        <table:table-row>
          <table:table-cell table:number-columns-spanned="1" table:number-rows-spanned="6" office:value-type="string">
            <text:p>Guiseley School</text:p>
          </table:table-cell>
          <table:table-cell office:value-type="string">
            <text:p>Authorised absence rate</text:p>
          </table:table-cell>
          <table:table-cell office:value-type="string">
            <text:p>3.6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4,357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8,047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3,690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4.6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0.9%</text:p>
          </table:table-cell>
        </table:table-row>
        <table:table-row>
          <table:table-cell table:number-columns-spanned="1" table:number-rows-spanned="6" office:value-type="string">
            <text:p>Lawnswood School</text:p>
          </table:table-cell>
          <table:table-cell office:value-type="string">
            <text:p>Authorised absence rate</text:p>
          </table:table-cell>
          <table:table-cell office:value-type="string">
            <text:p>3.1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9,325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7,789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8,464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9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8%</text:p>
          </table:table-cell>
        </table:table-row>
        <table:table-row>
          <table:table-cell table:number-columns-spanned="1" table:number-rows-spanned="6" office:value-type="string">
            <text:p>Mount St Mary's Catholic High School</text:p>
          </table:table-cell>
          <table:table-cell office:value-type="string">
            <text:p>Authorised absence rate</text:p>
          </table:table-cell>
          <table:table-cell office:value-type="string">
            <text:p>3.5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522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8,957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7,435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7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2%</text:p>
          </table:table-cell>
        </table:table-row>
        <table:table-row>
          <table:table-cell table:number-columns-spanned="1" table:number-rows-spanned="6" office:value-type="string">
            <text:p>Priesthorpe School</text:p>
          </table:table-cell>
          <table:table-cell office:value-type="string">
            <text:p>Authorised absence rate</text:p>
          </table:table-cell>
          <table:table-cell office:value-type="string">
            <text:p>5.0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6,367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2,963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6,596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7.0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0%</text:p>
          </table:table-cell>
        </table:table-row>
        <table:table-row>
          <table:table-cell table:number-columns-spanned="1" table:number-rows-spanned="6" office:value-type="string">
            <text:p>Pudsey Grammar School</text:p>
          </table:table-cell>
          <table:table-cell office:value-type="string">
            <text:p>Authorised absence rate</text:p>
          </table:table-cell>
          <table:table-cell office:value-type="string">
            <text:p>4.4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6,09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9,999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3,908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5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1%</text:p>
          </table:table-cell>
        </table:table-row>
        <table:table-row>
          <table:table-cell table:number-columns-spanned="1" table:number-rows-spanned="6" office:value-type="string">
            <text:p>Ralph Thoresby School</text:p>
          </table:table-cell>
          <table:table-cell office:value-type="string">
            <text:p>Authorised absence rate</text:p>
          </table:table-cell>
          <table:table-cell office:value-type="string">
            <text:p>4.1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1,12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5,796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4,675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8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7%</text:p>
          </table:table-cell>
        </table:table-row>
        <table:table-row>
          <table:table-cell table:number-columns-spanned="1" table:number-rows-spanned="6" office:value-type="string">
            <text:p>Roundhay School</text:p>
          </table:table-cell>
          <table:table-cell office:value-type="string">
            <text:p>Authorised absence rate</text:p>
          </table:table-cell>
          <table:table-cell office:value-type="string">
            <text:p>3.2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6,418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1,222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4,804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4.2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0.9%</text:p>
          </table:table-cell>
        </table:table-row>
        <table:table-row>
          <table:table-cell table:number-columns-spanned="1" table:number-rows-spanned="6" office:value-type="string">
            <text:p>Royds School</text:p>
          </table:table-cell>
          <table:table-cell office:value-type="string">
            <text:p>Authorised absence rate</text:p>
          </table:table-cell>
          <table:table-cell office:value-type="string">
            <text:p>4.4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5,29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5,040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9,749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7.2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8%</text:p>
          </table:table-cell>
        </table:table-row>
        <table:table-row>
          <table:table-cell table:number-columns-spanned="1" table:number-rows-spanned="6" office:value-type="string">
            <text:p>Temple Moor High School Science College</text:p>
          </table:table-cell>
          <table:table-cell office:value-type="string">
            <text:p>Authorised absence rate</text:p>
          </table:table-cell>
          <table:table-cell office:value-type="string">
            <text:p>3.7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15,093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24,134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9,041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6.0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2.2%</text:p>
          </table:table-cell>
        </table:table-row>
        <table:table-row>
          <table:table-cell table:number-columns-spanned="1" table:number-rows-spanned="6" office:value-type="string">
            <text:p>Wetherby High School</text:p>
          </table:table-cell>
          <table:table-cell office:value-type="string">
            <text:p>Authorised absence rate</text:p>
          </table:table-cell>
          <table:table-cell office:value-type="string">
            <text:p>3.8%</text:p>
          </table:table-cell>
        </table:table-row>
        <table:table-row>
          <table:covered-table-cell/>
          <table:table-cell office:value-type="string">
            <text:p>Number of authorised absence sessions</text:p>
          </table:table-cell>
          <table:table-cell office:value-type="string">
            <text:p>8,271</text:p>
          </table:table-cell>
        </table:table-row>
        <table:table-row>
          <table:covered-table-cell/>
          <table:table-cell office:value-type="string">
            <text:p>Number of overall absence sessions</text:p>
          </table:table-cell>
          <table:table-cell office:value-type="string">
            <text:p>11,287</text:p>
          </table:table-cell>
        </table:table-row>
        <table:table-row>
          <table:covered-table-cell/>
          <table:table-cell office:value-type="string">
            <text:p>Number of unauthorised absence sessions</text:p>
          </table:table-cell>
          <table:table-cell office:value-type="string">
            <text:p>3,016</text:p>
          </table:table-cell>
        </table:table-row>
        <table:table-row>
          <table:covered-table-cell/>
          <table:table-cell office:value-type="string">
            <text:p>Overall absence rate</text:p>
          </table:table-cell>
          <table:table-cell office:value-type="string">
            <text:p>5.2%</text:p>
          </table:table-cell>
        </table:table-row>
        <table:table-row>
          <table:covered-table-cell/>
          <table:table-cell office:value-type="string">
            <text:p>Unauthorised absence rate</text:p>
          </table:table-cell>
          <table:table-cell office:value-type="string">
            <text:p>1.4%</text:p>
          </table:table-cell>
        </table:table-row>
        <table:table-row>
          <table:table-cell office:value-type="string">
            <text:p/>
          </table:table-cell>
          <table:table-cell/>
          <table:table-cell/>
        </table:table-row>
        <table:table-row>
          <table:table-cell office:value-type="string">
            <text:p>(1) Sessions recorded as not attending due to COVID circumstances are included as possible sessions in 2020/21 and 2021/22 only, but not as an absence within absence rates.</text:p>
          </table:table-cell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7.5</meta:generator>
  </office:meta>
</office:document-meta>
</file>